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fo:margin-top="0cm" fo:margin-bottom="0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194cm"/>
    </style:style>
    <style:style style:name="Table1.C" style:family="table-column">
      <style:table-column-properties style:column-width="0.64cm"/>
    </style:style>
    <style:style style:name="Table1.D" style:family="table-column">
      <style:table-column-properties style:column-width="4.568cm"/>
    </style:style>
    <style:style style:name="Table1.E" style:family="table-column">
      <style:table-column-properties style:column-width="0.584cm"/>
    </style:style>
    <style:style style:name="Table1.F" style:family="table-column">
      <style:table-column-properties style:column-width="1.101cm"/>
    </style:style>
    <style:style style:name="Table1.G" style:family="table-column">
      <style:table-column-properties style:column-width="7.92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7.542cm" fo:margin-top="0cm" fo:margin-bottom="0cm" table:align="margins"/>
    </style:style>
    <style:style style:name="Table3.A" style:family="table-column">
      <style:table-column-properties style:column-width="7.542cm" style:rel-column-width="65535*"/>
    </style:style>
    <style:style style:name="Table3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top="0cm" fo:margin-bottom="0cm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3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text-align="start" style:justify-single-word="false"/>
      <style:text-properties style:font-name="Tahoma" style:font-name-complex="Tahoma"/>
    </style:style>
    <style:style style:name="P19" style:family="paragraph" style:parent-style-name="Table_20_Contents">
      <style:paragraph-properties fo:margin-top="0cm" fo:margin-bottom="0cm" fo:text-align="start" style:justify-single-word="false"/>
      <style:text-properties style:font-name="Tahoma" fo:font-size="11pt" style:font-size-asian="11pt" style:font-name-complex="Tahoma" style:font-size-complex="11pt"/>
    </style:style>
    <style:style style:name="P20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10pt" style:font-size-asian="10pt" style:font-name-complex="Tahoma" style:font-size-complex="10pt"/>
    </style:style>
    <style:style style:name="P2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23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24" style:family="paragraph" style:parent-style-name="Normal">
      <style:paragraph-properties fo:margin-left="0cm" fo:margin-right="0cm" fo:margin-top="0cm" fo:margin-bottom="0cm" fo:line-height="100%" fo:text-align="justify" style:justify-single-word="false" fo:text-indent="1cm" style:auto-text-indent="false"/>
      <style:text-properties style:font-name="Tahoma" style:font-name-complex="Tahoma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5" office:value-type="string">
            <text:p text:style-name="P21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2">BA-23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6"/>
            <text:p text:style-name="P7">BERITA ACARA PEMUSNAHAN BARANG BUKTI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4">Pada hari ini, {nama_hari}, {tgl_surat_terbilang} bertempat di {lokasi_surat}, saya: 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4">Nama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nama}{isi1}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4">Pangkat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pangkat}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4">NIP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nip}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3"/>
            <text:p text:style-name="P3">Berdasarkan putusan {isi2} No. {isi3} tanggal {isi4} jo Surat Perintah Kepala {nama_satker} No. Print {isi5} tgl {isi6} (P48) yang amarnya memutuskan/ memerintahkan barang bukti berupa: {isi7} dirampas untuk dimusnahkan sehingga tidak dapat dipergunakan lagi.</text:p>
            <text:p text:style-name="P3"/>
            <text:p text:style-name="P3">Dengan disaksikan oleh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2">[!-- BEGIN Sksi --]{nourut}</text:p>
          </table:table-cell>
          <table:covered-table-cell/>
          <table:table-cell table:style-name="Table1.A1" office:value-type="string">
            <text:p text:style-name="P14">Nama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5">{namasks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4">Pangkat/ NIP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5">{pangkatsks}/ NIP.{nipsks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4">Jabatan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5">{jabatansks}<text:span text:style-name="T1"> 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2">[!-- END Sksi --]</text:p>
          </table:table-cell>
          <table:covered-table-cell/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1" table:number-columns-spanned="7" office:value-type="string">
            <text:p text:style-name="P24">Telah melaksanakan pemusnahan barang bukti tersebut dengan cara: {isi8} sehingga tidak dapat dipergunakan lagi.</text:p>
            <text:p text:style-name="P24">Demikian Berita Acara Pemusnahan Barang Bukti ini dibuat dan ditandatangani bersama dengan mengingat sumpah jabata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7">Yang melaksanakan pemusnahan,</text:p>
                </table:table-cell>
              </table:table-row>
              <table:table-row>
                <table:table-cell table:style-name="Table3.A1" office:value-type="string">
                  <text:p text:style-name="P4"/>
                  <text:p text:style-name="P4"/>
                  <text:p text:style-name="P4"/>
                  <text:p text:style-name="P4"/>
                </table:table-cell>
              </table:table-row>
              <table:table-row>
                <table:table-cell table:style-name="Table3.A1" office:value-type="string">
                  <text:p text:style-name="P4">{nama}</text:p>
                  <text:p text:style-name="P4">{pangkat}/NIP. {nip}</text:p>
                </table:table-cell>
              </table:table-row>
            </table:table>
            <text:p text:style-name="P2"><text:soft-page-break/></text:p>
          </table:table-cell>
        </table:table-row>
        <table:table-row>
          <table:table-cell table:style-name="Table1.A1" table:number-columns-spanned="2" office:value-type="string">
            <text:p text:style-name="P19"/>
          </table:table-cell>
          <table:covered-table-cell/>
          <table:table-cell table:style-name="Table1.A1" table:number-columns-spanned="5" office:value-type="string">
            <text:p text:style-name="P18">Saksi-saksi,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>[!-- BEGIN ttdsks --]{nourut}</text:p>
          </table:table-cell>
          <table:covered-table-cell/>
          <table:table-cell table:style-name="Table1.A1" table:number-columns-spanned="5" office:value-type="string">
            <text:p text:style-name="P11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5" office:value-type="string">
            <text:p text:style-name="P16">{namasks}</text:p>
            <text:p text:style-name="P20">{pangkatsks}/NIP. {nipsks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>[!-- END ttdsks --]</text:p>
          </table:table-cell>
          <table:covered-table-cell/>
          <table:table-cell table:style-name="Table1.A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22T09:03:31.20</dc:date>
    <meta:editing-cycles>36</meta:editing-cycles>
    <meta:editing-duration>PT18H43M35S</meta:editing-duration>
    <meta:document-statistic meta:table-count="2" meta:image-count="0" meta:object-count="0" meta:page-count="2" meta:paragraph-count="37" meta:word-count="135" meta:character-count="981"/>
    <meta:template xlink:type="simple" xlink:actuate="onRequest" xlink:title="" xlink:href="../pidsus14report.odt/Normal.dotm"/>
  </office:meta>
</office:document-meta>
</file>